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9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2.75cm" svg:x="1cm" svg:y="1cm">
          <text:p/>
        </draw:rect>
        <draw:rect draw:style-name="gr1" draw:text-style-name="P1" draw:layer="layout" svg:width="1.214cm" svg:height="0.821cm" svg:x="1.25cm" svg:y="1.179cm">
          <text:p/>
        </draw:rect>
        <draw:frame draw:style-name="gr2" draw:text-style-name="P2" draw:layer="layout" svg:width="4.841cm" svg:height="0.645cm" svg:x="13.75cm" svg:y="1.25cm">
          <draw:text-box>
            <text:p><text:span text:style-name="T1">Inicio <text:s/>Bibliografia <text:s/>Contacto</text:span></text:p>
          </draw:text-box>
        </draw:frame>
        <draw:rect draw:style-name="gr1" draw:text-style-name="P1" draw:layer="layout" svg:width="6cm" svg:height="0.75cm" svg:x="13.75cm" svg:y="1.25cm">
          <text:p/>
        </draw:rect>
        <draw:rect draw:style-name="gr1" draw:text-style-name="P1" draw:layer="layout" svg:width="19cm" svg:height="2.45cm" svg:x="1cm" svg:y="26.25cm">
          <text:p/>
        </draw:rect>
        <draw:rect draw:style-name="gr1" draw:text-style-name="P1" draw:layer="layout" svg:width="19cm" svg:height="22cm" svg:x="1cm" svg:y="4cm">
          <text:p/>
        </draw:rect>
        <draw:rect draw:style-name="gr1" draw:text-style-name="P1" draw:layer="layout" svg:width="18.5cm" svg:height="4.25cm" svg:x="1.25cm" svg:y="4.25cm">
          <text:p/>
        </draw:rect>
        <draw:rect draw:style-name="gr1" draw:text-style-name="P1" draw:layer="layout" svg:width="18.5cm" svg:height="4.286cm" svg:x="1.178cm" svg:y="21.428cm">
          <text:p/>
        </draw:rect>
        <draw:rect draw:style-name="gr1" draw:text-style-name="P3" draw:layer="layout" svg:width="7.75cm" svg:height="0.75cm" svg:x="3.5cm" svg:y="1.25cm">
          <text:p/>
        </draw:rect>
        <draw:frame draw:style-name="gr3" draw:text-style-name="P2" draw:layer="layout" svg:width="4.697cm" svg:height="0.645cm" svg:x="3.75cm" svg:y="1.285cm">
          <draw:text-box>
            <text:p><text:span text:style-name="T1">Temperatura 18C en Bs As</text:span></text:p>
          </draw:text-box>
        </draw:frame>
        <draw:frame draw:style-name="gr4" draw:text-style-name="P4" draw:layer="layout" svg:width="4.13cm" svg:height="0.962cm" svg:x="2.25cm" svg:y="4.5cm">
          <draw:text-box>
            <text:p>Introduccion:</text:p>
          </draw:text-box>
        </draw:frame>
        <draw:rect draw:style-name="gr1" draw:text-style-name="P1" draw:layer="layout" svg:width="18.5cm" svg:height="4.5cm" svg:x="1.25cm" svg:y="8.75cm">
          <text:p/>
        </draw:rect>
        <draw:frame draw:style-name="gr4" draw:text-style-name="P4" draw:layer="layout" svg:width="5.819cm" svg:height="0.962cm" svg:x="2cm" svg:y="14.25cm">
          <draw:text-box>
            <text:p>Explicacion / demo</text:p>
          </draw:text-box>
        </draw:frame>
        <draw:rect draw:style-name="gr1" draw:text-style-name="P1" draw:layer="layout" svg:width="18.5cm" svg:height="7.25cm" svg:x="1.25cm" svg:y="13.75cm">
          <text:p/>
        </draw:rect>
        <draw:frame draw:style-name="gr4" draw:text-style-name="P4" draw:layer="layout" svg:width="4.27cm" svg:height="0.962cm" svg:x="2.25cm" svg:y="9.25cm">
          <draw:text-box>
            <text:p>Comentarios:</text:p>
          </draw:text-box>
        </draw:frame>
        <draw:frame draw:style-name="gr4" draw:text-style-name="P4" draw:layer="layout" svg:width="6.949cm" svg:height="0.962cm" svg:x="2cm" svg:y="22.5cm">
          <draw:text-box>
            <text:p>Links / videos externos</text:p>
          </draw:text-box>
        </draw:frame>
        <draw:rect draw:style-name="gr1" draw:text-style-name="P1" draw:layer="layout" svg:width="12.25cm" svg:height="3.5cm" svg:x="1.75cm" svg:y="4.5cm">
          <text:p/>
        </draw:rect>
        <draw:rect draw:style-name="gr1" draw:text-style-name="P1" draw:layer="layout" svg:width="4.5cm" svg:height="3.5cm" svg:x="14.75cm" svg:y="4.5cm">
          <text:p/>
        </draw:rect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8T15:53:11.499618289</meta:creation-date>
    <dc:date>2022-09-18T17:54:30.450213927</dc:date>
    <meta:editing-duration>PT1H18M4S</meta:editing-duration>
    <meta:editing-cycles>6</meta:editing-cycles>
    <meta:generator>LibreOffice/7.0.4.2$Linux_X86_64 LibreOffice_project/00$Build-2</meta:generator>
    <meta:document-statistic meta:object-count="18"/>
  </office:meta>
</office:document-meta>
</file>